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Abyssinica SIL" svg:font-family="'Abyssinica SIL'" style:font-pitch="variable"/>
    <style:font-face style:name="Lohit Punjabi" svg:font-family="'Lohit Punjabi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urisa" officeooo:rsid="0005e115" officeooo:paragraph-rsid="000860ca"/>
    </style:style>
    <style:style style:name="P2" style:family="paragraph" style:parent-style-name="Standard">
      <style:text-properties style:font-name="Purisa" officeooo:rsid="0007bed5" officeooo:paragraph-rsid="000860ca"/>
    </style:style>
    <style:style style:name="P3" style:family="paragraph" style:parent-style-name="Standard">
      <style:text-properties style:font-name="Abyssinica SIL" officeooo:rsid="00034e4b" officeooo:paragraph-rsid="000860ca"/>
    </style:style>
    <style:style style:name="P4" style:family="paragraph" style:parent-style-name="Standard">
      <style:text-properties officeooo:rsid="00051044" officeooo:paragraph-rsid="000860ca"/>
    </style:style>
    <style:style style:name="P5" style:family="paragraph" style:parent-style-name="Standard">
      <style:text-properties fo:color="#000000" style:font-name="Purisa" style:text-underline-style="none" officeooo:rsid="0007bed5" officeooo:paragraph-rsid="000860ca"/>
    </style:style>
    <style:style style:name="P6" style:family="paragraph" style:parent-style-name="Standard">
      <style:text-properties fo:color="#000000" style:font-name="Abyssinica SIL" style:text-underline-style="none" officeooo:rsid="00096c37" officeooo:paragraph-rsid="000860ca"/>
    </style:style>
    <style:style style:name="P7" style:family="paragraph" style:parent-style-name="Standard">
      <style:paragraph-properties fo:text-align="center" style:justify-single-word="false"/>
      <style:text-properties style:font-name="Purisa" style:text-underline-style="solid" style:text-underline-width="auto" style:text-underline-color="font-color" officeooo:rsid="0016545c" officeooo:paragraph-rsid="0016545c"/>
    </style:style>
    <style:style style:name="P8" style:family="paragraph" style:parent-style-name="Standard">
      <style:paragraph-properties fo:text-align="start" style:justify-single-word="false"/>
      <style:text-properties style:font-name="Purisa" officeooo:rsid="00187e83" officeooo:paragraph-rsid="0016545c"/>
    </style:style>
    <style:style style:name="P9" style:family="paragraph" style:parent-style-name="Standard">
      <style:paragraph-properties fo:text-align="start" style:justify-single-word="false"/>
      <style:text-properties style:font-name="Purisa" officeooo:rsid="001a6b85" officeooo:paragraph-rsid="001a6b85"/>
    </style:style>
    <style:style style:name="P10" style:family="paragraph" style:parent-style-name="Standard">
      <style:paragraph-properties fo:text-align="start" style:justify-single-word="false"/>
      <style:text-properties style:font-name="Purisa" officeooo:rsid="001a6b85" officeooo:paragraph-rsid="001caa0e"/>
    </style:style>
    <style:style style:name="P11" style:family="paragraph" style:parent-style-name="Standard">
      <style:paragraph-properties fo:text-align="start" style:justify-single-word="false"/>
      <style:text-properties style:font-name="Purisa" officeooo:rsid="001bca05" officeooo:paragraph-rsid="001bca05"/>
    </style:style>
    <style:style style:name="P12" style:family="paragraph" style:parent-style-name="Standard">
      <style:paragraph-properties fo:text-align="start" style:justify-single-word="false"/>
      <style:text-properties style:font-name="Purisa" officeooo:rsid="001bca05" officeooo:paragraph-rsid="001caa0e"/>
    </style:style>
    <style:style style:name="P13" style:family="paragraph" style:parent-style-name="Standard">
      <style:paragraph-properties fo:text-align="start" style:justify-single-word="false"/>
      <style:text-properties style:font-name="Purisa" officeooo:rsid="001dbbdd" officeooo:paragraph-rsid="001dbbdd"/>
    </style:style>
    <style:style style:name="P14" style:family="paragraph" style:parent-style-name="Standard">
      <style:paragraph-properties fo:text-align="start" style:justify-single-word="false"/>
      <style:text-properties style:font-name="Purisa" officeooo:rsid="001dbbdd" officeooo:paragraph-rsid="001f8c77"/>
    </style:style>
    <style:style style:name="P15" style:family="paragraph" style:parent-style-name="Standard">
      <style:text-properties style:font-name="Abyssinica SIL" officeooo:rsid="000a1f76" officeooo:paragraph-rsid="000a1f76"/>
    </style:style>
    <style:style style:name="P16" style:family="paragraph" style:parent-style-name="Standard">
      <style:text-properties style:font-name="Abyssinica SIL" officeooo:rsid="000c7032" officeooo:paragraph-rsid="000c7032"/>
    </style:style>
    <style:style style:name="P17" style:family="paragraph" style:parent-style-name="Standard">
      <style:text-properties style:font-name="Abyssinica SIL" officeooo:rsid="000ea9c7" officeooo:paragraph-rsid="000ea9c7"/>
    </style:style>
    <style:style style:name="P18" style:family="paragraph" style:parent-style-name="Standard">
      <style:text-properties style:font-name="Abyssinica SIL" officeooo:rsid="0014f4d6" officeooo:paragraph-rsid="0014f4d6"/>
    </style:style>
    <style:style style:name="P19" style:family="paragraph" style:parent-style-name="Standard">
      <style:paragraph-properties fo:text-align="start" style:justify-single-word="false"/>
      <style:text-properties style:font-name="Abyssinica SIL" officeooo:rsid="001dbbdd" officeooo:paragraph-rsid="001dbbdd"/>
    </style:style>
    <style:style style:name="P20" style:family="paragraph" style:parent-style-name="Standard">
      <style:paragraph-properties fo:text-align="start" style:justify-single-word="false"/>
      <style:text-properties style:font-name="Abyssinica SIL" officeooo:rsid="001eb841" officeooo:paragraph-rsid="001eb841"/>
    </style:style>
    <style:style style:name="P21" style:family="paragraph" style:parent-style-name="Standard">
      <style:paragraph-properties fo:text-align="start" style:justify-single-word="false"/>
      <style:text-properties style:font-name="Abyssinica SIL" officeooo:rsid="001eb841" officeooo:paragraph-rsid="001f8c77"/>
    </style:style>
    <style:style style:name="P22" style:family="paragraph" style:parent-style-name="Standard">
      <style:paragraph-properties fo:text-align="start" style:justify-single-word="false"/>
      <style:text-properties style:font-name="Abyssinica SIL" officeooo:rsid="001eb841" officeooo:paragraph-rsid="0020190e"/>
    </style:style>
    <style:style style:name="P23" style:family="paragraph" style:parent-style-name="Standard">
      <style:paragraph-properties fo:text-align="start" style:justify-single-word="false"/>
      <style:text-properties style:font-name="Abyssinica SIL" officeooo:rsid="00205546" officeooo:paragraph-rsid="00205546"/>
    </style:style>
    <style:style style:name="P24" style:family="paragraph" style:parent-style-name="Standard">
      <style:paragraph-properties fo:text-align="start" style:justify-single-word="false"/>
      <style:text-properties style:font-name="Abyssinica SIL" officeooo:rsid="0021a67d" officeooo:paragraph-rsid="0021a67d"/>
    </style:style>
    <style:style style:name="P25" style:family="paragraph" style:parent-style-name="Standard">
      <style:text-properties style:font-name="Abyssinica SIL" officeooo:rsid="00051044" officeooo:paragraph-rsid="000860ca"/>
    </style:style>
    <style:style style:name="P26" style:family="paragraph" style:parent-style-name="Standard">
      <style:text-properties style:font-name="Abyssinica SIL" officeooo:rsid="000a85ba" officeooo:paragraph-rsid="000a85ba"/>
    </style:style>
    <style:style style:name="P27" style:family="paragraph" style:parent-style-name="Standard">
      <style:text-properties fo:color="#006600" style:font-name="Abyssinica SIL" fo:font-style="normal" officeooo:rsid="000ea9c7" officeooo:paragraph-rsid="00107d8d" style:font-style-asian="normal" style:font-style-complex="normal"/>
    </style:style>
    <style:style style:name="P28" style:family="paragraph" style:parent-style-name="Standard">
      <style:text-properties fo:color="#006600" style:font-name="Abyssinica SIL" fo:font-style="normal" officeooo:rsid="00128c45" officeooo:paragraph-rsid="00128c45" style:font-style-asian="normal" style:font-style-complex="normal"/>
    </style:style>
    <style:style style:name="P29" style:family="paragraph" style:parent-style-name="Standard">
      <style:text-properties fo:color="#006600" style:font-name="Abyssinica SIL" fo:font-style="normal" officeooo:rsid="0013d98e" officeooo:paragraph-rsid="0013d98e" style:font-style-asian="normal" style:font-style-complex="normal"/>
    </style:style>
    <style:style style:name="P30" style:family="paragraph" style:parent-style-name="Standard">
      <style:paragraph-properties fo:text-align="center" style:justify-single-word="false"/>
      <style:text-properties style:font-name="Purisa" style:text-underline-style="solid" style:text-underline-width="auto" style:text-underline-color="font-color" fo:font-weight="bold" officeooo:rsid="0016545c" officeooo:paragraph-rsid="0016545c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Purisa" style:text-underline-style="solid" style:text-underline-width="auto" style:text-underline-color="font-color" fo:font-weight="bold" officeooo:rsid="00171b13" officeooo:paragraph-rsid="00171b13" style:font-weight-asian="bold" style:font-weight-complex="bold"/>
    </style:style>
    <style:style style:name="T1" style:family="text">
      <style:text-properties fo:color="#000000" style:text-underline-style="none"/>
    </style:style>
    <style:style style:name="T2" style:family="text">
      <style:text-properties officeooo:rsid="000d0204"/>
    </style:style>
    <style:style style:name="T3" style:family="text">
      <style:text-properties officeooo:rsid="00107d8d"/>
    </style:style>
    <style:style style:name="T4" style:family="text">
      <style:text-properties officeooo:rsid="00171b13"/>
    </style:style>
    <style:style style:name="T5" style:family="text">
      <style:text-properties officeooo:rsid="001caa0e"/>
    </style:style>
    <style:style style:name="T6" style:family="text">
      <style:text-properties style:text-underline-style="none"/>
    </style:style>
    <style:style style:name="T7" style:family="text">
      <style:text-properties officeooo:rsid="001f8c77"/>
    </style:style>
    <style:style style:name="T8" style:family="text">
      <style:text-properties officeooo:rsid="0020190e"/>
    </style:style>
    <style:style style:name="T9" style:family="text">
      <style:text-properties officeooo:rsid="00206a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art-I</text:p>
      <text:p text:style-name="P31">(setting up trades)</text:p>
      <text:p text:style-name="P31"/>
      <text:p text:style-name="P3">Uncomment gem ‘mini-magik’, for resizing images on the fly!</text:p>
      <text:p text:style-name="P25">gem 'kramdown' {markdown for views}</text:p>
      <text:p text:style-name="P26">gem ‘bulma-rails’</text:p>
      <text:p text:style-name="P26">gem ‘simple-form’</text:p>
      <text:p text:style-name="P4"/>
      <text:p text:style-name="P1">rails g scaffold Trade title:string description:text user:references</text:p>
      <text:p text:style-name="P2">rake <text:a xlink:type="simple" xlink:href="db:migrate" text:style-name="Internet_20_link" text:visited-style-name="Visited_20_Internet_20_Link"><text:span text:style-name="T1">db:migrate</text:span></text:a></text:p>
      <text:p text:style-name="P5"/>
      <text:p text:style-name="P6">{installed active storage, it does many cool things. In our case, we can add image to our user model without adding any column explicitly, it get done automatically}</text:p>
      <text:p text:style-name="P2">rails active_storage:install</text:p>
      <text:p text:style-name="P2"/>
      <text:p text:style-name="P15">Add relationship among models</text:p>
      <text:p text:style-name="P15"/>
      <text:p text:style-name="P27">made our own gravatar helper inside appllication_helper.rb, instead of using the gem</text:p>
      <text:p text:style-name="P28">make markdown_to_html_helper for using gem kramdown</text:p>
      <text:p text:style-name="P29">make trade_author helper</text:p>
      <text:p text:style-name="P16">make view<text:span text:style-name="T3">s</text:span> of trades <text:span text:style-name="T2">using bulma, replacing scaffold generated views</text:span></text:p>
      <text:p text:style-name="P18">replaced the application.html.erb file under layouts as well</text:p>
      <text:p text:style-name="P17"/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Part-II</text:p>
      <text:p text:style-name="P7"><text:span text:style-name="T4">(</text:span>creating Conversations<text:span text:style-name="T4">)</text:span></text:p>
      <text:p text:style-name="P8"/>
      <text:p text:style-name="P8"/>
      <text:p text:style-name="P19">Generate the migration manually and edit the files before running <text:span text:style-name="T6">rake db:migrate</text:span></text:p>
      <text:p text:style-name="P9">rails g migration createConversations</text:p>
      <text:p text:style-name="P11">rake db:migrate</text:p>
      <text:p text:style-name="P10">rails g migration create<text:span text:style-name="T5">Messages</text:span></text:p>
      <text:p text:style-name="P12">rake <text:a xlink:type="simple" xlink:href="db:migrate" text:style-name="Internet_20_link" text:visited-style-name="Visited_20_Internet_20_Link"><text:span text:style-name="T1">db:migrate</text:span></text:a></text:p>
      <text:p text:style-name="P13"><text:span text:style-name="T1"/></text:p>
      <text:p text:style-name="P13">rails g model Conversation –skip-migration</text:p>
      <text:p text:style-name="P20">Make methods and relations in this model file</text:p>
      <text:p text:style-name="P20"/>
      <text:p text:style-name="P14">rails g model <text:span text:style-name="T7">Message</text:span> –skip-migration</text:p>
      <text:p text:style-name="P21">Make methods and relations in this model file</text:p>
      <text:p text:style-name="P21"/>
      <text:p text:style-name="P22">Make <text:span text:style-name="T8">conversations_controller.rb</text:span></text:p>
      <text:p text:style-name="P22">Make <text:span text:style-name="T8">messages_controller.br</text:span></text:p>
      <text:p text:style-name="P23"><text:span text:style-name="T9">Make</text:span> nested routes <text:span text:style-name="T9">of conversations and messages</text:span></text:p>
      <text:p text:style-name="P24">Also, be sure to make view files for these two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Abyssinica SIL" svg:font-family="'Abyssinica SIL'" style:font-pitch="variable"/>
    <style:font-face style:name="Lohit Punjabi" svg:font-family="'Lohit Punjabi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51:42.849207776</meta:creation-date>
    <dc:date>2018-11-19T14:58:01.380114387</dc:date>
    <meta:editing-duration>PT3H47M36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178" meta:character-count="1278" meta:non-whitespace-character-count="1131"/>
  </office:meta>
</office:document-meta>
</file>